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paragraph-rsid="0017ab2e"/>
    </style:style>
    <style:style style:name="P2" style:family="paragraph" style:parent-style-name="Standard">
      <style:text-properties style:text-underline-style="none" officeooo:rsid="0017ab2e" officeooo:paragraph-rsid="0017ab2e"/>
    </style:style>
    <style:style style:name="P3" style:family="paragraph" style:parent-style-name="Standard">
      <style:text-properties style:text-underline-style="none" fo:font-weight="bold" officeooo:paragraph-rsid="0017ab2e" style:font-weight-asian="bold" style:font-weight-complex="bold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7ab2e" officeooo:paragraph-rsid="0017ab2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paragraph-rsid="0017ab2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paragraph-rsid="001891d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891d1" officeooo:paragraph-rsid="001891d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90314" officeooo:paragraph-rsid="00190314" style:font-weight-asian="normal" style:font-weight-complex="normal"/>
    </style:style>
    <style:style style:name="T1" style:family="text">
      <style:text-properties officeooo:rsid="0017ab2e"/>
    </style:style>
    <style:style style:name="T2" style:family="text">
      <style:text-properties officeooo:rsid="001891d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¿De qué trata el vídeo? ¿A qué o a quién se refiere?</text:p>
      <text:p text:style-name="P2">De la historia del framework VueJS. </text:p>
      <text:p text:style-name="P2">Se refiere al creador de este y otros usuarios que ayudaron a su creacion y desarollo</text:p>
      <text:p text:style-name="P1"/>
      <text:p text:style-name="P4">2. ¿Qué ciudades se visualizan en el vídeo? Cítalas en el orden en que</text:p>
      <text:p text:style-name="P4">aparecen en el vídeo.</text:p>
      <text:p text:style-name="P6"><text:span text:style-name="T2">New Jersey</text:span>,Nueva York,Mannheim,Denver, Shan Ghai</text:p>
      <text:p text:style-name="P4">3. ¿Cuáles son los personajes más importantes de la historia que se cuenta en</text:p>
      <text:p text:style-name="P4">el vídeo? Cita su nombre y su papel en la historia (qué hicieron o cuales</text:p>
      <text:p text:style-name="P4">fueron sus acciones).</text:p>
      <text:p text:style-name="P7">Evan You: <text:span text:style-name="T1">Creador de Vue</text:span></text:p>
      <text:p text:style-name="P8">Sarah Drasner: <text:span text:style-name="T2">Encargada en DX</text:span></text:p>
      <text:p text:style-name="P7">Taylor Otwell: <text:span text:style-name="T2">Fundador Laravel</text:span></text:p>
      <text:p text:style-name="P7">Thorsten Lünborg: <text:span text:style-name="T2">Vue core team</text:span> </text:p>
      <text:p text:style-name="P4">4. ¿El documental cuenta la historia de quién?</text:p>
      <text:p text:style-name="P9">Evan You</text:p>
      <text:p text:style-name="P4">5. ¿En qué momento, dentro del desarrollo de la historia, el framework vue js</text:p>
      <text:p text:style-name="P4">comienza a tener relevancia?</text:p>
      <text:p text:style-name="P9">Cuando Taylor Otwell(creador de Laravel) hace un tweet hacerca de Vue</text:p>
      <text:p text:style-name="P4">6. En el documental se menciona Laravel. ¿Qué es o de que trata Laravel?</text:p>
      <text:p text:style-name="P9">Laraver es el framework mas famoso de PHP</text:p>
      <text:p text:style-name="P4">7. En el documental se menciona el framework React js. ¿Qué empresa lo</text:p>
      <text:p text:style-name="P4">desarrolló?</text:p>
      <text:p text:style-name="P9">Facebook</text:p>
      <text:p text:style-name="P4">8. En el documental se menciona el framework Angular js. ¿Qué empresa lo</text:p>
      <text:p text:style-name="P4">desarrolló?</text:p>
      <text:p text:style-name="P9">Google</text:p>
      <text:p text:style-name="P4">9. El creador de Vue js, dice en el documental lo que realmente le provoca un</text:p>
      <text:p text:style-name="P4">sentimiento de realización o satisfacción por haber desarrollado el</text:p>
      <text:p text:style-name="P4">framework. ¿De qué se trata?</text:p>
      <text:p text:style-name="P9">Cundo los usuarios conocen a Evan en persona y le agradecen por haber creado Vue</text:p>
      <text:p text:style-name="P4">10.Explica con tus palabras los valores motivacionales que tiene el</text:p>
      <text:p text:style-name="P4">documental para futuros desarrolladores web (tanto frontend como</text:p>
      <text:p text:style-name="P4">backend).</text:p>
      <text:p text:style-name="P5"/>
      <text:p text:style-name="P10">Este documental puede servir de motivación para nuevos desarrolladores, ya que con solo pocas personas puedes competir también con grandes empresas como Google o Facebook, ademas de motivar a crear proyectos y herramient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3:23:39.822328072</meta:creation-date>
    <dc:date>2022-12-09T13:54:46.271881452</dc:date>
    <meta:editing-duration>PT9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297" meta:character-count="1737" meta:non-whitespace-character-count="1472"/>
  </office:meta>
</office:document-meta>
</file>